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282214" calcext:value-type="float">
            <text:p>0.002822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96935" calcext:value-type="float">
            <text:p>0.596935</text:p>
          </table:table-cell>
          <table:table-cell office:value-type="float" office:value="0.330539" calcext:value-type="float">
            <text:p>0.330539</text:p>
          </table:table-cell>
          <table:table-cell office:value-type="float" office:value="0.456902" calcext:value-type="float">
            <text:p>0.456902</text:p>
          </table:table-cell>
          <table:table-cell office:value-type="float" office:value="0.00766137" calcext:value-type="float">
            <text:p>0.007661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16" calcext:value-type="float">
            <text:p>0.716</text:p>
          </table:table-cell>
          <table:table-cell office:value-type="float" office:value="0.683526" calcext:value-type="float">
            <text:p>0.683526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0173624" calcext:value-type="float">
            <text:p>0.01736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732393" calcext:value-type="float">
            <text:p>0.732393</text:p>
          </table:table-cell>
          <table:table-cell office:value-type="float" office:value="0.383389" calcext:value-type="float">
            <text:p>0.383389</text:p>
          </table:table-cell>
          <table:table-cell office:value-type="float" office:value="0.320052" calcext:value-type="float">
            <text:p>0.320052</text:p>
          </table:table-cell>
          <table:table-cell office:value-type="float" office:value="0.0512862" calcext:value-type="float">
            <text:p>0.05128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57637" calcext:value-type="float">
            <text:p>0.957637</text:p>
          </table:table-cell>
          <table:table-cell office:value-type="float" office:value="0.90627" calcext:value-type="float">
            <text:p>0.90627</text:p>
          </table:table-cell>
          <table:table-cell office:value-type="float" office:value="0.136731" calcext:value-type="float">
            <text:p>0.136731</text:p>
          </table:table-cell>
          <table:table-cell office:value-type="float" office:value="0.0504883" calcext:value-type="float">
            <text:p>0.05048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721757" calcext:value-type="float">
            <text:p>0.721757</text:p>
          </table:table-cell>
          <table:table-cell office:value-type="float" office:value="0.437377" calcext:value-type="float">
            <text:p>0.437377</text:p>
          </table:table-cell>
          <table:table-cell office:value-type="float" office:value="0.269444" calcext:value-type="float">
            <text:p>0.269444</text:p>
          </table:table-cell>
          <table:table-cell office:value-type="float" office:value="0.0146935" calcext:value-type="float">
            <text:p>0.01469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63608" calcext:value-type="float">
            <text:p>0.963608</text:p>
          </table:table-cell>
          <table:table-cell office:value-type="float" office:value="0.918581" calcext:value-type="float">
            <text:p>0.918581</text:p>
          </table:table-cell>
          <table:table-cell office:value-type="float" office:value="0.13265" calcext:value-type="float">
            <text:p>0.13265</text:p>
          </table:table-cell>
          <table:table-cell office:value-type="float" office:value="0.0462877" calcext:value-type="float">
            <text:p>0.04628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47059" calcext:value-type="float">
            <text:p>0.947059</text:p>
          </table:table-cell>
          <table:table-cell office:value-type="float" office:value="0.920305" calcext:value-type="float">
            <text:p>0.920305</text:p>
          </table:table-cell>
          <table:table-cell office:value-type="float" office:value="0.147753" calcext:value-type="float">
            <text:p>0.147753</text:p>
          </table:table-cell>
          <table:table-cell office:value-type="float" office:value="0.00572577" calcext:value-type="float">
            <text:p>0.005725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21143" calcext:value-type="float">
            <text:p>0.721143</text:p>
          </table:table-cell>
          <table:table-cell office:value-type="float" office:value="0.585423" calcext:value-type="float">
            <text:p>0.585423</text:p>
          </table:table-cell>
          <table:table-cell office:value-type="float" office:value="0.279907" calcext:value-type="float">
            <text:p>0.279907</text:p>
          </table:table-cell>
          <table:table-cell office:value-type="float" office:value="0.00369947" calcext:value-type="float">
            <text:p>0.003699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7821" calcext:value-type="float">
            <text:p>0.997821</text:p>
          </table:table-cell>
          <table:table-cell office:value-type="float" office:value="1.00453" calcext:value-type="float">
            <text:p>1.00453</text:p>
          </table:table-cell>
          <table:table-cell office:value-type="float" office:value="0.101895" calcext:value-type="float">
            <text:p>0.101895</text:p>
          </table:table-cell>
          <table:table-cell office:value-type="float" office:value="0.190274" calcext:value-type="float">
            <text:p>0.1902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6415" calcext:value-type="float">
            <text:p>0.88641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198151" calcext:value-type="float">
            <text:p>0.198151</text:p>
          </table:table-cell>
          <table:table-cell office:value-type="float" office:value="0.028743" calcext:value-type="float">
            <text:p>0.0287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902896" calcext:value-type="float">
            <text:p>0.902896</text:p>
          </table:table-cell>
          <table:table-cell office:value-type="float" office:value="0.720841" calcext:value-type="float">
            <text:p>0.720841</text:p>
          </table:table-cell>
          <table:table-cell office:value-type="float" office:value="0.221747" calcext:value-type="float">
            <text:p>0.221747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828505" calcext:value-type="float">
            <text:p>0.828505</text:p>
          </table:table-cell>
          <table:table-cell office:value-type="float" office:value="0.655365" calcext:value-type="float">
            <text:p>0.655365</text:p>
          </table:table-cell>
          <table:table-cell office:value-type="float" office:value="0.297183" calcext:value-type="float">
            <text:p>0.297183</text:p>
          </table:table-cell>
          <table:table-cell office:value-type="float" office:value="0.328244" calcext:value-type="float">
            <text:p>0.3282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66196" calcext:value-type="float">
            <text:p>0.966196</text:p>
          </table:table-cell>
          <table:table-cell office:value-type="float" office:value="0.805076" calcext:value-type="float">
            <text:p>0.805076</text:p>
          </table:table-cell>
          <table:table-cell office:value-type="float" office:value="0.140296" calcext:value-type="float">
            <text:p>0.140296</text:p>
          </table:table-cell>
          <table:table-cell office:value-type="float" office:value="0.0404518" calcext:value-type="float">
            <text:p>0.04045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92359" calcext:value-type="float">
            <text:p>0.992359</text:p>
          </table:table-cell>
          <table:table-cell office:value-type="float" office:value="0.991508" calcext:value-type="float">
            <text:p>0.991508</text:p>
          </table:table-cell>
          <table:table-cell office:value-type="float" office:value="0.116457" calcext:value-type="float">
            <text:p>0.116457</text:p>
          </table:table-cell>
          <table:table-cell office:value-type="float" office:value="0.199344" calcext:value-type="float">
            <text:p>0.1993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96355" calcext:value-type="float">
            <text:p>0.896355</text:p>
          </table:table-cell>
          <table:table-cell office:value-type="float" office:value="0.871901" calcext:value-type="float">
            <text:p>0.871901</text:p>
          </table:table-cell>
          <table:table-cell office:value-type="float" office:value="0.215105" calcext:value-type="float">
            <text:p>0.215105</text:p>
          </table:table-cell>
          <table:table-cell office:value-type="float" office:value="0.0976887" calcext:value-type="float">
            <text:p>0.09768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5417" calcext:value-type="float">
            <text:p>0.945417</text:p>
          </table:table-cell>
          <table:table-cell office:value-type="float" office:value="0.418031" calcext:value-type="float">
            <text:p>0.418031</text:p>
          </table:table-cell>
          <table:table-cell office:value-type="float" office:value="0.149375" calcext:value-type="float">
            <text:p>0.149375</text:p>
          </table:table-cell>
          <table:table-cell office:value-type="float" office:value="0.0946641" calcext:value-type="float">
            <text:p>0.09466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42424" calcext:value-type="float">
            <text:p>0.142424</text:p>
          </table:table-cell>
          <table:table-cell office:value-type="float" office:value="-0.000505051" calcext:value-type="float">
            <text:p>-0.000505051</text:p>
          </table:table-cell>
          <table:table-cell office:value-type="float" office:value="0.813377" calcext:value-type="float">
            <text:p>0.813377</text:p>
          </table:table-cell>
          <table:table-cell office:value-type="float" office:value="0.00608906" calcext:value-type="float">
            <text:p>0.006089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76467" calcext:value-type="float">
            <text:p>0.776467</text:p>
          </table:table-cell>
          <table:table-cell office:value-type="float" office:value="0.297964" calcext:value-type="float">
            <text:p>0.297964</text:p>
          </table:table-cell>
          <table:table-cell office:value-type="float" office:value="0.288416" calcext:value-type="float">
            <text:p>0.288416</text:p>
          </table:table-cell>
          <table:table-cell office:value-type="float" office:value="0.248831" calcext:value-type="float">
            <text:p>0.2488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431" calcext:value-type="float">
            <text:p>0.998431</text:p>
          </table:table-cell>
          <table:table-cell office:value-type="float" office:value="0.99555" calcext:value-type="float">
            <text:p>0.99555</text:p>
          </table:table-cell>
          <table:table-cell office:value-type="float" office:value="0.0431118" calcext:value-type="float">
            <text:p>0.0431118</text:p>
          </table:table-cell>
          <table:table-cell office:value-type="float" office:value="0.802765" calcext:value-type="float">
            <text:p>0.8027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2:.B21])/20" office:value-type="float" office:value="0.83215755" calcext:value-type="float">
            <text:p>0.83215755</text:p>
          </table:table-cell>
          <table:table-cell table:formula="of:=SUM([.C2:.C21])/20" office:value-type="float" office:value="0.68133609745" calcext:value-type="float">
            <text:p>0.68133609745</text:p>
          </table:table-cell>
          <table:table-cell table:formula="of:=SUM([.D2:.D21])/20" office:value-type="float" office:value="0.24118764" calcext:value-type="float">
            <text:p>0.24118764</text:p>
          </table:table-cell>
          <table:table-cell table:formula="of:=SUM([.E2:.E21])/20" office:value-type="float" office:value="0.1122175755" calcext:value-type="float">
            <text:p>0.11221757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4:27:10.382685169</dc:date>
    <meta:editing-duration>PT2M7S</meta:editing-duration>
    <meta:editing-cycles>1</meta:editing-cycles>
    <meta:document-statistic meta:table-count="1" meta:cell-count="151" meta:object-count="0"/>
    <meta:generator>LibreOffice/6.0.3.2$Linux_X86_64 LibreOffice_project/00m0$Build-2</meta:generator>
  </office:meta>
</office:document-meta>
</file>